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78c" officeooo:paragraph-rsid="000ca78c"/>
    </style:style>
    <style:style style:name="P2" style:family="paragraph" style:parent-style-name="Standard" style:list-style-name="L1">
      <style:text-properties officeooo:rsid="000ca78c" officeooo:paragraph-rsid="000ca78c"/>
    </style:style>
    <style:style style:name="P3" style:family="paragraph" style:parent-style-name="Standard" style:list-style-name="L2">
      <style:text-properties officeooo:rsid="000ca78c" officeooo:paragraph-rsid="000ca78c"/>
    </style:style>
    <style:style style:name="P4" style:family="paragraph" style:parent-style-name="Standard" style:list-style-name="L3">
      <style:text-properties officeooo:rsid="000ca78c" officeooo:paragraph-rsid="000ca78c"/>
    </style:style>
    <style:style style:name="P5" style:family="paragraph" style:parent-style-name="Standard">
      <style:paragraph-properties fo:text-align="center" style:justify-single-word="false"/>
      <style:text-properties officeooo:rsid="000ca78c" officeooo:paragraph-rsid="000ca78c"/>
    </style:style>
    <style:style style:name="P6" style:family="paragraph" style:parent-style-name="Standard">
      <style:text-properties fo:font-size="16pt" fo:font-weight="bold" officeooo:rsid="000ca78c" officeooo:paragraph-rsid="000ca78c" style:font-size-asian="16pt" style:font-weight-asian="bold" style:font-size-complex="16pt" style:font-weight-complex="bold"/>
    </style:style>
    <style:style style:name="P7" style:family="paragraph" style:parent-style-name="Standard">
      <style:text-properties officeooo:rsid="000d7fe9" officeooo:paragraph-rsid="000d7fe9"/>
    </style:style>
    <style:style style:name="P8" style:family="paragraph" style:parent-style-name="Standard" style:list-style-name="L4">
      <style:text-properties officeooo:rsid="000d7fe9" officeooo:paragraph-rsid="000d7fe9"/>
    </style:style>
    <style:style style:name="P9" style:family="paragraph" style:parent-style-name="Standard">
      <style:text-properties fo:font-style="italic" officeooo:rsid="000d7fe9" officeooo:paragraph-rsid="000d7fe9" style:font-style-asian="italic" style:font-style-complex="italic"/>
    </style:style>
    <style:style style:name="P10" style:family="paragraph" style:parent-style-name="Standard">
      <style:text-properties fo:font-size="12pt" fo:font-style="italic" fo:font-weight="normal" officeooo:rsid="000d7fe9" officeooo:paragraph-rsid="000d7fe9"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1.251cm" fo:margin-right="0cm" fo:text-indent="0cm" style:auto-text-indent="false"/>
      <style:text-properties fo:font-style="italic" officeooo:rsid="000d7fe9" officeooo:paragraph-rsid="000d7fe9" style:font-style-asian="italic" style:font-style-complex="italic"/>
    </style:style>
    <style:style style:name="P12" style:family="paragraph" style:parent-style-name="Standard">
      <style:paragraph-properties fo:margin-left="1.251cm" fo:margin-right="0cm" fo:text-indent="0cm" style:auto-text-indent="false"/>
      <style:text-properties fo:font-style="italic" officeooo:rsid="000eb88e" officeooo:paragraph-rsid="000eb88e" style:font-style-asian="italic" style:font-style-complex="italic"/>
    </style:style>
    <style:style style:name="P13" style:family="paragraph" style:parent-style-name="Standard">
      <style:paragraph-properties fo:margin-left="1.251cm" fo:margin-right="0cm" fo:text-indent="0cm" style:auto-text-indent="false"/>
      <style:text-properties fo:font-size="12pt" fo:font-style="italic" fo:font-weight="normal" officeooo:rsid="000d7fe9" officeooo:paragraph-rsid="000d7fe9" style:font-size-asian="12pt" style:font-style-asian="italic" style:font-weight-asian="normal" style:font-size-complex="12pt" style:font-style-complex="italic" style:font-weight-complex="normal"/>
    </style:style>
    <style:style style:name="P14" style:family="paragraph" style:parent-style-name="Standard">
      <style:paragraph-properties fo:margin-left="1.251cm" fo:margin-right="0cm" fo:text-indent="0cm" style:auto-text-indent="false"/>
      <style:text-properties officeooo:rsid="000d7fe9" officeooo:paragraph-rsid="000d7fe9"/>
    </style:style>
    <style:style style:name="T1" style:family="text">
      <style:text-properties fo:font-style="italic" style:font-style-asian="italic" style:font-style-complex="italic"/>
    </style:style>
    <style:style style:name="T2"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Projet APF – Jarnac</text:span></text:p>
      <text:p text:style-name="P6">Principe</text:p>
      <text:p text:style-name="P6"/>
      <text:p text:style-name="P1">(*J'ai pas compris ce qu'ils attendent*)</text:p>
      <text:p text:style-name="P1"/>
      <text:p text:style-name="P6">Fonctionnalités</text:p>
      <text:p text:style-name="P1">Ce qui fonctionnent : </text:p>
      <text:list xml:id="list4294376208464966439" text:style-name="L1">
        <text:list-item>
          <text:p text:style-name="P2">les règles de bases</text:p>
        </text:list-item>
        <text:list-item>
          <text:p text:style-name="P2">le dictionnaire</text:p>
        </text:list-item>
        <text:list-item>
          <text:p text:style-name="P2">la sauvegarde et le chargement</text:p>
        </text:list-item>
        <text:list-item>
          <text:p text:style-name="P2">Un mot de 8 lettre équivaut à 100 point</text:p>
        </text:list-item>
      </text:list>
      <text:p text:style-name="P1"/>
      <text:p text:style-name="P1">Ce qui n'a pas été fait : </text:p>
      <text:list xml:id="list6629763718273168386" text:style-name="L2">
        <text:list-item>
          <text:p text:style-name="P3">les 2 autres points de variantes</text:p>
        </text:list-item>
        <text:list-item>
          <text:p text:style-name="P3">l'intelligence artificielle</text:p>
          <text:p text:style-name="P3"/>
        </text:list-item>
      </text:list>
      <text:p text:style-name="P6">Aide</text:p>
      <text:list xml:id="list6131852165463218144" text:style-name="L3">
        <text:list-item>
          <text:p text:style-name="P4">utilisation de fonctions déjà réalisées en cours pour la lecture de stream</text:p>
        </text:list-item>
        <text:list-item>
          <text:p text:style-name="P4">Demande à un camarade de l'instruction pour compiler le programme lorsqu’il utilise des stream, puisque l'exemple du cours ne fonctionnait pas</text:p>
        </text:list-item>
      </text:list>
      <text:p text:style-name="P1"/>
      <text:p text:style-name="P6">Utilisation</text:p>
      <text:list xml:id="list6324683086679670574" text:style-name="L4">
        <text:list-item>
          <text:p text:style-name="P8">Placez vous dans le dossier Jarnac et faites la commande make.</text:p>
        </text:list-item>
        <text:list-item>
          <text:p text:style-name="P8">Puis lancez ./jeu</text:p>
        </text:list-item>
        <text:list-item>
          <text:p text:style-name="P8">Ensuite suivez les instructions</text:p>
        </text:list-item>
      </text:list>
      <text:p text:style-name="P7"/>
      <text:p text:style-name="P7">Vous avez la possibilité de charger une partie pour cela il vous suffit de rentrer le nom de la sauvegarde sans l’extension. Nous avons déjà crée une sauvegarde qui est contenue dans le fichier blop</text:p>
      <text:p text:style-name="P7"><text:tab/><text:span text:style-name="T1">Voulez vous charger une partie?(o/n)</text:span></text:p>
      <text:p text:style-name="P11">o</text:p>
      <text:p text:style-name="P11">Quel est le nom de votre sauvegarde?</text:p>
      <text:p text:style-name="P9"><text:tab/>blop</text:p>
      <text:p text:style-name="P7"/>
      <text:p text:style-name="P7">La sauvegarde s'effectue de la même manière. Écrivez le nom de votre sauvegarde sans l’extension (le fichier n'a pas besoin d'être crée au préalable)</text:p>
      <text:p text:style-name="P13">Voulez vous sauvegarder la partie une partie?(o/n)</text:p>
      <text:p text:style-name="P13">o</text:p>
      <text:p text:style-name="P13">Quel est le nom de votre sauvegarde?</text:p>
      <text:p text:style-name="P10"><text:tab/>blop</text:p>
      <text:p text:style-name="P14"/>
      <text:p text:style-name="P7">Ensuite puisque la pioche est créer aléatoirement. Il se peux qu'un joueur ne puisse pas créer de mot lors du premier tour. Dans ce cas il lui suffit de créer un mot au hasard et le jeu lui proposera de changer de main. Mais cette action n'est possible qu'une seule fois et uniquement pendant le premier tour.</text:p>
      <text:p text:style-name="P12">Vous devez créer un mot de 3 lettres ou plus</text:p>
      <text:p text:style-name="P12">noe</text:p>
      <text:p text:style-name="P12">vous ne pouvez pas creer ce mot</text:p>
      <text:p text:style-name="P12">Voulez vous changer de main?(o/n)</text:p>
      <text:p text:style-name="P12"><text:soft-page-break/>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9T18:59:41.022335803</meta:creation-date>
    <dc:date>2015-12-19T19:36:29.407232517</dc:date>
    <meta:editing-duration>PT5M57S</meta:editing-duration>
    <meta:editing-cycles>2</meta:editing-cycles>
    <meta:generator>LibreOffice/4.4.6.3$Linux_X86_64 LibreOffice_project/40m0$Build-3</meta:generator>
    <meta:document-statistic meta:table-count="0" meta:image-count="0" meta:object-count="0" meta:page-count="2" meta:paragraph-count="36" meta:word-count="285" meta:character-count="1584" meta:non-whitespace-character-count="1340"/>
  </office:meta>
</office:document-meta>
</file>